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9fdc7" draw:textarea-horizontal-align="justify" draw:textarea-vertical-align="middle" draw:auto-grow-height="false" fo:min-height="5.778cm" fo:min-width="4.457cm"/>
    </style:style>
    <style:style style:name="gr2" style:family="graphic" style:parent-style-name="standard">
      <style:graphic-properties draw:stroke="none" draw:fill-color="#dde8cb" draw:textarea-horizontal-align="justify" draw:textarea-vertical-align="middle" draw:auto-grow-height="false" fo:min-height="3.696cm" fo:min-width="3.47cm"/>
    </style:style>
    <style:style style:name="gr3" style:family="graphic" style:parent-style-name="standard" style:list-style-name="L1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1.467cm" fo:min-width="1.217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1.255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svg:stroke-width="0.081cm" svg:stroke-color="#000000" draw:marker-start-width="0.321cm" draw:marker-end-width="0.321cm" draw:fill-color="#afd095" draw:opacity="100%" draw:textarea-horizontal-align="justify" draw:textarea-vertical-align="middle" draw:auto-grow-height="false" fo:min-height="0.463cm" fo:min-width="3.079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="Arrowheads_20_2" draw:marker-end-width="0.381cm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c9211e" draw:marker-start-width="0.322cm" draw:marker-end="Arrowheads_20_2" draw:marker-end-width="0.381cm" draw:fill="none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draw:stroke="none" draw:fill-color="#224b12" draw:textarea-vertical-align="middle"/>
    </style:style>
    <style:style style:name="gr9" style:family="graphic" style:parent-style-name="standard">
      <style:graphic-properties draw:stroke="none" draw:fill-color="#ffb66c" draw:textarea-vertical-align="middle"/>
    </style:style>
    <style:style style:name="gr10" style:family="graphic" style:parent-style-name="standard">
      <style:graphic-properties draw:stroke="none" draw:fill-color="#3faf46" draw:textarea-vertical-align="middle"/>
    </style:style>
    <style:style style:name="gr11" style:family="graphic" style:parent-style-name="objectwithoutfill">
      <style:graphic-properties svg:stroke-width="0.053cm" svg:stroke-color="#65095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draw:textarea-vertical-align="middle" fo:min-height="0.788cm"/>
      <style:paragraph-properties style:writing-mode="lr-tb"/>
    </style:style>
    <style:style style:name="gr13" style:family="graphic" style:parent-style-name="standard">
      <style:graphic-properties draw:stroke="none" draw:fill="none" fo:min-height="0.556cm"/>
      <style:paragraph-properties style:writing-mode="lr-tb"/>
    </style:style>
    <style:style style:name="gr14" style:family="graphic" style:parent-style-name="objectwithoutfill">
      <style:graphic-properties svg:stroke-width="0.081cm" svg:stroke-color="#000000" draw:marker-start="Arrowheads_20_3" draw:marker-start-width="0.321cm" draw:marker-end="" draw:marker-end-width="0.38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draw:textarea-vertical-align="middle" fo:min-height="0.475cm"/>
      <style:paragraph-properties style:writing-mode="lr-tb"/>
    </style:style>
    <style:style style:name="gr16" style:family="graphic" style:parent-style-name="objectwithoutfill">
      <style:graphic-properties svg:stroke-width="0.081cm" svg:stroke-color="#c9211e" draw:marker-start="Arrowheads_20_3" draw:marker-start-width="0.321cm" draw:marker-end="" draw:marker-end-width="0.38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ffb66c" draw:opacity="100%" draw:textarea-horizontal-align="justify" draw:textarea-vertical-align="middle" draw:auto-grow-height="false" fo:min-height="0.939cm" fo:min-width="2.759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draw:stroke="none" draw:fill="none" fo:min-height="0.949cm"/>
      <style:paragraph-properties style:writing-mode="lr-tb"/>
    </style:style>
    <style:style style:name="gr19" style:family="graphic" style:parent-style-name="objectwithoutfill">
      <style:graphic-properties svg:stroke-width="0.053cm" svg:stroke-color="#a1467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draw:fill="none" fo:min-height="0.475cm"/>
      <style:paragraph-properties style:writing-mode="lr-tb"/>
    </style:style>
    <style:style style:name="gr21" style:family="graphic" style:parent-style-name="objectwithoutfill">
      <style:graphic-properties svg:stroke-width="0.212cm" svg:stroke-color="#b2b2b2" draw:marker-start-width="0.517cm" draw:marker-end="Arrowheads_20_3" draw:marker-end-width="0.617cm" draw:fill="none" draw:textarea-vertical-align="middle" fo:padding-top="0.23cm" fo:padding-bottom="0.23cm" fo:padding-left="0.355cm" fo:padding-right="0.355cm"/>
    </style:style>
    <style:style style:name="gr22" style:family="graphic" style:parent-style-name="standard">
      <style:graphic-properties draw:stroke="none" draw:fill="none" fo:min-height="0.628cm"/>
      <style:paragraph-properties style:writing-mode="lr-tb"/>
    </style:style>
    <style:style style:name="gr23" style:family="graphic" style:parent-style-name="objectwithoutfill">
      <style:graphic-properties svg:stroke-width="0.081cm" svg:stroke-color="#c9211e" draw:marker-start-width="0.321cm" draw:marker-end="Arrowheads_20_4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e9fdc7"/>
      <style:paragraph-properties fo:text-align="center"/>
    </style:style>
    <style:style style:name="P2" style:family="paragraph">
      <loext:graphic-properties draw:fill-color="#dde8cb"/>
      <style:paragraph-properties fo:text-align="center"/>
      <style:text-properties fo:color="#dee6ef" loext:opacity="100%"/>
    </style:style>
    <style:style style:name="P3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>
      <loext:graphic-properties draw:fill-color="#afd095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224b12"/>
      <style:paragraph-properties fo:text-align="center"/>
    </style:style>
    <style:style style:name="P10" style:family="paragraph">
      <loext:graphic-properties draw:fill-color="#ffb66c"/>
      <style:paragraph-properties fo:text-align="center"/>
    </style:style>
    <style:style style:name="P11" style:family="paragraph">
      <loext:graphic-properties draw:fill-color="#3faf46"/>
      <style:paragraph-properties fo:text-align="center"/>
    </style:style>
    <style:style style:name="P12" style:family="paragraph">
      <loext:graphic-properties draw:fill-color="#3faf46"/>
      <style:paragraph-properties fo:text-align="center"/>
      <style:text-properties fo:color="#3faf46" loext:opacity="100%"/>
    </style:style>
    <style:style style:name="P13" style:family="paragraph">
      <loext:graphic-properties draw:fill="none"/>
      <style:paragraph-properties fo:text-align="center"/>
      <style:text-properties fo:color="#ff5429" loext:opacity="100%"/>
    </style:style>
    <style:style style:name="P14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center" style:writing-mode="lr-tb"/>
      <style:text-properties fo:color="#77bc65" loext:opacity="100%" fo:font-size="12pt" style:font-size-asian="15pt" style:font-size-complex="15pt"/>
    </style:style>
    <style:style style:name="P16" style:family="paragraph">
      <loext:graphic-properties draw:fill="none"/>
      <style:paragraph-properties fo:text-align="center"/>
      <style:text-properties fo:font-size="14p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 style:writing-mode="lr-tb"/>
      <style:text-properties fo:color="#000000" loext:opacity="100%" fo:font-size="12pt" style:font-size-asian="12pt" style:font-size-complex="12pt"/>
    </style:style>
    <style:style style:name="P19" style:family="paragraph"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-color="#ffb66c" draw:opacity="100%"/>
      <style:paragraph-properties fo:text-align="center" style:writing-mode="lr-tb"/>
      <style:text-properties fo:font-size="16pt" style:font-size-asian="16pt" style:font-size-complex="16pt"/>
    </style:style>
    <style:style style:name="P21" style:family="paragraph">
      <loext:graphic-properties draw:fill="none"/>
      <style:paragraph-properties fo:text-align="center" style:writing-mode="lr-tb"/>
      <style:text-properties fo:color="#2e2706" loext:opacity="100%" fo:font-size="14pt" style:font-size-asian="18pt" style:font-size-complex="18pt"/>
    </style:style>
    <style:style style:name="P22" style:family="paragraph">
      <loext:graphic-properties draw:fill="none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23" style:family="paragraph">
      <loext:graphic-properties draw:fill="none"/>
      <style:paragraph-properties fo:text-align="center" style:writing-mode="lr-tb"/>
      <style:text-properties fo:color="#650953" loext:opacity="100%" fo:font-size="10.5pt" style:font-size-asian="9pt" style:font-size-complex="9pt"/>
    </style:style>
    <style:style style:name="P24" style:family="paragraph">
      <loext:graphic-properties draw:fill="none"/>
      <style:paragraph-properties fo:text-align="center" style:writing-mode="lr-tb"/>
      <style:text-properties fo:color="#a1467e" loext:opacity="100%" fo:font-size="10.5pt" style:font-size-asian="9pt" style:font-size-complex="9pt"/>
    </style:style>
    <style:style style:name="P25" style:family="paragraph">
      <loext:graphic-properties draw:fill="none"/>
      <style:paragraph-properties fo:text-align="center" style:writing-mode="lr-tb"/>
      <style:text-properties fo:color="#000000" loext:opacity="100%" fo:font-size="16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faf46" loext:opacity="100%" fo:font-size="12pt" style:font-size-asian="15pt" style:font-size-complex="15pt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224b12" loext:opacity="100%" fo:font-size="12pt" style:font-size-asian="15pt" style:font-size-complex="15pt"/>
    </style:style>
    <style:style style:name="T7" style:family="text">
      <style:text-properties fo:color="#650953" loext:opacity="100%" fo:font-size="12pt" style:font-size-asian="10.5pt" style:font-size-complex="10.5pt"/>
    </style:style>
    <style:style style:name="T8" style:family="text">
      <style:text-properties fo:color="#a1467e" loext:opacity="100%" fo:font-size="12pt" style:font-size-asian="10.5pt" style:font-size-complex="10.5pt"/>
    </style:style>
    <style:style style:name="T9" style:family="text">
      <style:text-properties fo:color="#000000" loext:opacity="100%" fo:font-size="14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3cm" svg:height="6.274cm" svg:x="9.637cm" svg:y="0.711cm">
          <text:p/>
          <draw:enhanced-geometry svg:viewBox="0 0 21600 21600" draw:path-stretchpoint-x="10800" draw:path-stretchpoint-y="10800" draw:text-areas="?f3 ?f4 ?f5 ?f6" draw:type="round-rectangle" draw:modifiers="1751.44564690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192cm" svg:height="4.168cm" svg:x="4.242cm" svg:y="0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77.90006603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" draw:id="id4">
          <draw:glue-point draw:id="4" svg:x="3.806cm" svg:y="-3.259cm"/>
          <draw:glue-point draw:id="5" svg:x="3.433cm" svg:y="3.843cm"/>
          <draw:glue-point draw:id="6" svg:x="3.576cm" svg:y="3.481cm"/>
          <draw:custom-shape draw:style-name="gr3" draw:text-style-name="P3" draw:layer="layout" svg:width="2.541cm" svg:height="2.541cm" svg:x="0.78cm" svg:y="4.1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5" xml:id="id2" draw:id="id2" draw:layer="layout" svg:width="2.477cm" svg:height="1.255cm" svg:x="0.717cm" svg:y="4.776cm">
          <draw:text-box>
            <text:p text:style-name="P4"><text:span text:style-name="T1">Auditory Nuclei</text:span></text:p>
          </draw:text-box>
        </draw:frame>
        <draw:custom-shape draw:style-name="gr5" draw:text-style-name="P7" xml:id="id1" draw:id="id1" draw:layer="layout" svg:width="3.659cm" svg:height="0.793cm" svg:x="0.08cm" svg:y="1.032cm">
          <draw:glue-point draw:id="4" svg:x="-4.703cm" svg:y="5.46cm"/>
          <text:p text:style-name="P6"><text:span text:style-name="T2">Auditory 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0.189cm" svg:y1="1.825cm" svg:x2="0.717cm" svg:y2="5.403cm" draw:start-shape="id1" draw:start-glue-point="4" draw:end-shape="id2" draw:end-glue-point="3" svg:d="M189 1825v3578h528" svg:viewBox="0 0 529 3579">
          <text:p/>
        </draw:connector>
        <draw:connector draw:style-name="gr7" draw:text-style-name="P8" draw:layer="layout" draw:type="line" svg:x1="2.05cm" svg:y1="3.348cm" svg:x2="2.05cm" svg:y2="4.133cm" draw:start-shape="id3" draw:start-glue-point="2" draw:end-shape="id4" svg:d="M2050 3348v785" svg:viewBox="0 0 1 786">
          <text:p/>
        </draw:connector>
        <draw:polygon draw:style-name="gr8" draw:text-style-name="P9" draw:layer="layout" svg:width="1.153cm" svg:height="0.805cm" svg:x="6.802cm" svg:y="1.448cm" svg:viewBox="0 0 1154 806" draw:points="1142,12 12,0 0,457 287,457 287,200 923,806 923,457 1154,457">
          <text:p/>
        </draw:polygon>
        <draw:polygon draw:style-name="gr9" draw:text-style-name="P10" draw:layer="layout" svg:width="1.153cm" svg:height="0.793cm" draw:transform="rotate (-3.14159265358979) translate (11.157cm 3.585cm)" svg:viewBox="0 0 1154 794" draw:points="12,12 1142,0 1154,457 867,457 867,794 231,146 231,457 0,457">
          <text:p/>
        </draw:polygon>
        <draw:polygon draw:style-name="gr10" draw:text-style-name="P11" draw:layer="layout" svg:width="1.153cm" svg:height="0.805cm" svg:x="11.713cm" svg:y="1.448cm" svg:viewBox="0 0 1154 806" draw:points="1142,12 12,0 0,457 287,457 357,400 923,806 923,457 1154,457">
          <text:p/>
        </draw:polygon>
        <draw:polygon draw:style-name="gr9" draw:text-style-name="P10" draw:layer="layout" svg:width="1.153cm" svg:height="0.793cm" draw:transform="rotate (-3.14159265358979) translate (12.863cm 3.585cm)" svg:viewBox="0 0 1154 794" draw:points="12,12 1142,0 1154,457 867,457 867,794 231,146 231,457 0,457">
          <text:p/>
        </draw:polygon>
        <draw:polygon draw:style-name="gr10" draw:text-style-name="P12" draw:layer="layout" svg:width="1.153cm" svg:height="0.687cm" svg:x="10.003cm" svg:y="1.448cm" svg:viewBox="0 0 1154 688" draw:points="1142,12 12,0 0,457 287,457 531,688 914,678 923,457 1154,457">
          <text:p/>
        </draw:polygon>
        <draw:path draw:style-name="gr11" draw:text-style-name="P13" draw:layer="layout" svg:width="0.947cm" svg:height="0.738cm" draw:transform="skewX (-0.015707963267949) rotate (0.111875605052837) translate (10.0204665879284cm 4.57102605387332cm)" svg:viewBox="0 0 948 739" svg:d="M0 664c302 0 302-875 390-616 0 0 57 388 165 508 157 140 378 194 393 181">
          <text:p/>
        </draw:path>
        <draw:frame draw:style-name="gr12" draw:text-style-name="P14" draw:layer="layout" svg:width="0.821cm" svg:height="1.038cm" svg:x="11.88cm" svg:y="1.973cm">
          <draw:text-box>
            <text:p text:style-name="P4"><text:span text:style-name="T3">+</text:span></text:p>
          </draw:text-box>
        </draw:frame>
        <draw:frame draw:style-name="gr12" draw:text-style-name="P14" draw:layer="layout" svg:width="0.821cm" svg:height="1.038cm" svg:x="10.17cm" svg:y="1.973cm">
          <draw:text-box>
            <text:p text:style-name="P4"><text:span text:style-name="T3">+</text:span></text:p>
          </draw:text-box>
        </draw:frame>
        <draw:frame draw:style-name="gr12" draw:text-style-name="P14" draw:layer="layout" svg:width="0.821cm" svg:height="1.038cm" svg:x="10.17cm" svg:y="3.488cm">
          <draw:text-box>
            <text:p text:style-name="P4"><text:span text:style-name="T3">=</text:span></text:p>
          </draw:text-box>
        </draw:frame>
        <draw:frame draw:style-name="gr12" draw:text-style-name="P14" draw:layer="layout" svg:width="0.821cm" svg:height="1.038cm" svg:x="11.88cm" svg:y="3.488cm">
          <draw:text-box>
            <text:p text:style-name="P4"><text:span text:style-name="T3">=</text:span></text:p>
          </draw:text-box>
        </draw:frame>
        <draw:frame draw:style-name="gr13" draw:text-style-name="P15" draw:layer="layout" svg:width="4.759cm" svg:height="0.806cm" svg:x="9.868cm" svg:y="0.7cm">
          <draw:text-box>
            <text:p text:style-name="P4"><text:span text:style-name="T4">Bird’s Own Song</text:span></text:p>
          </draw:text-box>
        </draw:frame>
        <draw:line draw:style-name="gr14" draw:text-style-name="P16" draw:layer="layout" svg:x1="3.934cm" svg:y1="6.108cm" svg:x2="4.696cm" svg:y2="6.108cm">
          <text:p/>
        </draw:line>
        <draw:frame draw:style-name="gr15" draw:text-style-name="P18" draw:layer="layout" svg:width="1.632cm" svg:height="0.725cm" svg:x="4.547cm" svg:y="5.747cm">
          <draw:text-box>
            <text:p text:style-name="P17"><text:span text:style-name="T5">Fixed</text:span></text:p>
          </draw:text-box>
        </draw:frame>
        <draw:line draw:style-name="gr16" draw:text-style-name="P16" draw:layer="layout" svg:x1="3.934cm" svg:y1="6.705cm" svg:x2="4.696cm" svg:y2="6.705cm">
          <text:p/>
        </draw:line>
        <draw:frame draw:style-name="gr15" draw:text-style-name="P18" draw:layer="layout" svg:width="4.608cm" svg:height="0.725cm" svg:x="4.547cm" svg:y="6.344cm">
          <draw:text-box>
            <text:p text:style-name="P17"><text:span text:style-name="T5">Plastic (Anti-Hebbian)</text:span></text:p>
          </draw:text-box>
        </draw:frame>
        <draw:custom-shape draw:style-name="gr17" draw:text-style-name="P20" xml:id="id3" draw:id="id3" draw:layer="layout" svg:width="3.339cm" svg:height="1.269cm" svg:x="0.381cm" svg:y="2.079cm">
          <text:p text:style-name="P19"><text:span text:style-name="T1">Corollary Discha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10" draw:layer="layout" svg:width="1.153cm" svg:height="0.793cm" draw:transform="rotate (-3.14159265358979) translate (7.956cm 3.585cm)" svg:viewBox="0 0 1154 794" draw:points="12,12 1142,0 1154,457 867,457 867,794 231,146 231,457 0,457">
          <text:p/>
        </draw:polygon>
        <draw:polygon draw:style-name="gr8" draw:text-style-name="P9" draw:layer="layout" svg:width="1.153cm" svg:height="0.805cm" svg:x="6.802cm" svg:y="1.448cm" svg:viewBox="0 0 1154 806" draw:points="1142,12 12,0 0,457 287,457 287,200 923,806 923,457 1154,457">
          <text:p/>
        </draw:polygon>
        <draw:polygon draw:style-name="gr8" draw:text-style-name="P9" draw:layer="layout" svg:width="1.153cm" svg:height="0.805cm" svg:x="4.732cm" svg:y="1.448cm" svg:viewBox="0 0 1154 806" draw:points="1142,12 12,0 0,457 287,457 287,200 923,806 923,457 1154,457">
          <text:p/>
        </draw:polygon>
        <draw:frame draw:style-name="gr13" draw:text-style-name="P21" draw:layer="layout" svg:width="3.791cm" svg:height="0.806cm" svg:x="4.375cm" svg:y="0.7cm">
          <draw:text-box>
            <text:p text:style-name="P4"><text:span text:style-name="T6">Tutor’s Song</text:span></text:p>
          </draw:text-box>
        </draw:frame>
        <draw:polygon draw:style-name="gr8" draw:text-style-name="P9" draw:layer="layout" svg:width="1.153cm" svg:height="0.805cm" svg:x="6.802cm" svg:y="1.448cm" svg:viewBox="0 0 1154 806" draw:points="1142,12 12,0 0,457 287,457 287,200 923,806 923,457 1154,457">
          <text:p/>
        </draw:polygon>
        <draw:polygon draw:style-name="gr9" draw:text-style-name="P10" draw:layer="layout" svg:width="1.153cm" svg:height="0.533cm" draw:transform="rotate (-3.14159265358979) translate (5.886cm 3.585cm)" svg:viewBox="0 0 1154 534" draw:points="12,12 1142,0 1154,457 867,457 735,402 583,447 470,402 364,534 231,457 0,457">
          <text:p/>
        </draw:polygon>
        <draw:frame draw:style-name="gr18" draw:text-style-name="P22" draw:layer="layout" svg:width="2.369cm" svg:height="1.199cm" svg:x="4.125cm" svg:y="3.673cm">
          <draw:text-box>
            <text:p text:style-name="P4"><text:span text:style-name="T5">Early</text:span></text:p>
            <text:p text:style-name="P4"><text:span text:style-name="T5">Tutoring</text:span></text:p>
          </draw:text-box>
        </draw:frame>
        <draw:frame draw:style-name="gr18" draw:text-style-name="P22" draw:layer="layout" svg:width="2.369cm" svg:height="1.199cm" svg:x="6.195cm" svg:y="3.674cm">
          <draw:text-box>
            <text:p text:style-name="P4"><text:span text:style-name="T5">Late</text:span></text:p>
            <text:p text:style-name="P4"><text:span text:style-name="T5">Tutoring</text:span></text:p>
          </draw:text-box>
        </draw:frame>
        <draw:polygon draw:style-name="gr10" draw:text-style-name="P11" draw:layer="layout" svg:width="1.153cm" svg:height="0.805cm" svg:x="13.414cm" svg:y="1.448cm" svg:viewBox="0 0 1154 806" draw:points="1142,12 12,0 0,457 287,457 287,200 923,806 923,457 1154,457">
          <text:p/>
        </draw:polygon>
        <draw:polygon draw:style-name="gr9" draw:text-style-name="P10" draw:layer="layout" svg:width="1.153cm" svg:height="0.793cm" draw:transform="rotate (-3.14159265358979) translate (14.568cm 3.599cm)" svg:viewBox="0 0 1154 794" draw:points="12,12 1142,0 1154,457 867,457 867,794 231,146 231,457 0,457">
          <text:p/>
        </draw:polygon>
        <draw:path draw:style-name="gr11" draw:text-style-name="P13" draw:layer="layout" svg:width="0.946cm" svg:height="0.088cm" draw:transform="skewX (-0.0207694180987325) rotate (0.111875605052837) translate (13.5138113319044cm 5.22561415596082cm)" svg:viewBox="0 0 947 89" svg:d="M0 17c302 0 259-39 326 2l213 35 408 35">
          <text:p/>
        </draw:path>
        <draw:frame draw:style-name="gr12" draw:text-style-name="P14" draw:layer="layout" svg:width="0.821cm" svg:height="1.038cm" svg:x="13.581cm" svg:y="1.987cm">
          <draw:text-box>
            <text:p text:style-name="P4"><text:span text:style-name="T3">+</text:span></text:p>
          </draw:text-box>
        </draw:frame>
        <draw:frame draw:style-name="gr12" draw:text-style-name="P14" draw:layer="layout" svg:width="0.821cm" svg:height="1.038cm" svg:x="13.581cm" svg:y="3.502cm">
          <draw:text-box>
            <text:p text:style-name="P4"><text:span text:style-name="T3">=</text:span></text:p>
          </draw:text-box>
        </draw:frame>
        <draw:path draw:style-name="gr19" draw:text-style-name="P8" draw:layer="layout" svg:width="0.946cm" svg:height="0.088cm" draw:transform="skewX (0.0207694180987325) rotate (-0.111875605052837) translate (13.5273130228553cm 6.31991175974206cm)" svg:viewBox="0 0 947 89" svg:d="M947 17c-302 0-259-39-326 2l-214 35-407 35">
          <text:p/>
        </draw:path>
        <draw:path draw:style-name="gr19" draw:text-style-name="P8" draw:layer="layout" svg:width="0.946cm" svg:height="0.088cm" draw:transform="skewX (0.0207694180987325) rotate (-0.111875605052837) translate (11.8263130228553cm 6.31991175974206cm)" svg:viewBox="0 0 947 89" svg:d="M947 17c-302 0-259-39-326 2l-214 35-407 35">
          <text:p/>
        </draw:path>
        <draw:path draw:style-name="gr19" draw:text-style-name="P8" draw:layer="layout" svg:width="0.947cm" svg:height="0.566cm" draw:transform="skewX (-0.015707963267949) rotate (0.111875605052837) translate (10.0432316432282cm 6.04948935456195cm)" svg:viewBox="0 0 948 567" svg:d="M0 485c99-19 231-15 318-102 193-192 198-519 254-322 0 0 17 268 125 388 119 142 236 122 251 109">
          <text:p/>
        </draw:path>
        <draw:path draw:style-name="gr11" draw:text-style-name="P13" draw:layer="layout" svg:width="0.947cm" svg:height="0.384cm" draw:transform="skewX (-0.015707963267949) rotate (0.111875605052837) translate (11.7671607731041cm 4.92823168644342cm)" svg:viewBox="0 0 948 385" svg:d="M0 305c302 0 275-521 372-201-5-16 72 187 292 250 171 34 269 37 284 24">
          <text:p/>
        </draw:path>
        <draw:frame draw:style-name="gr20" draw:text-style-name="P23" draw:layer="layout" svg:width="3.337cm" svg:height="0.725cm" svg:x="10.38cm" svg:y="5.167cm">
          <draw:text-box>
            <text:p text:style-name="P4"><text:span text:style-name="T7">Exc Neuron 1</text:span></text:p>
          </draw:text-box>
        </draw:frame>
        <draw:line draw:style-name="gr21" draw:text-style-name="P8" draw:layer="layout" svg:x1="8.607cm" svg:y1="2.946cm" svg:x2="9.468cm" svg:y2="2.946cm">
          <text:p/>
        </draw:line>
        <draw:frame draw:style-name="gr20" draw:text-style-name="P24" draw:layer="layout" svg:width="3.353cm" svg:height="0.725cm" svg:x="10.352cm" svg:y="6.427cm">
          <draw:text-box>
            <text:p text:style-name="P4"><text:span text:style-name="T8">Exc Neuron 2</text:span></text:p>
          </draw:text-box>
        </draw:frame>
        <draw:frame draw:style-name="gr22" draw:text-style-name="P25" draw:layer="layout" svg:width="4.37cm" svg:height="0.878cm" svg:x="4.127cm" svg:y="-0.117cm">
          <draw:text-box>
            <text:p text:style-name="P4"><text:span text:style-name="T9">Sensory Phase</text:span></text:p>
          </draw:text-box>
        </draw:frame>
        <draw:frame draw:style-name="gr22" draw:text-style-name="P25" draw:layer="layout" svg:width="5.853cm" svg:height="0.878cm" svg:x="9.275cm" svg:y="-0.117cm">
          <draw:text-box>
            <text:p text:style-name="P4"><text:span text:style-name="T9">Sensorimotor Phase</text:span></text:p>
          </draw:text-box>
        </draw:frame>
        <draw:path draw:style-name="gr23" draw:text-style-name="P8" draw:layer="layout" svg:width="0.583cm" svg:height="0.619cm" draw:transform="rotate (0.785398163397448) translate (2.71326322677771cm 4.38726322677771cm)" svg:viewBox="0 0 584 620" svg:d="M66 67c226-113 307-95 489 150 57 188 38 263-122 385 0 0-178 85-433-113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3" draw:display-name="Arrowheads 3" svg:viewBox="0 0 20 13" svg:d="M0 13l10-13 10 13z"/>
    <draw:marker draw:name="Arrowheads_20_4" draw:display-name="Arrowheads 4" svg:viewBox="0 0 20 13" svg:d="M0 13l10-13 10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7T09:58:01.343573570</meta:creation-date>
    <dc:date>2024-10-08T21:15:44.232431749</dc:date>
    <meta:editing-duration>PT3H35M15S</meta:editing-duration>
    <meta:editing-cycles>99</meta:editing-cycles>
    <meta:generator>LibreOffice/7.3.7.2$Linux_X86_64 LibreOffice_project/30$Build-2</meta:generator>
    <meta:document-statistic meta:object-count="47"/>
  </office:meta>
</office:document-meta>
</file>